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Je n'irai pas jusqu'à dire que de voir une lumière ésotérique émaner du fief de notre pire ennemi ne me rassure pas, mais pas loin. Du haut de ma longue expérience -et d'un fin instinct de détective- je peux vous l’affirmer avec quasi-certitude : la tour Galate prépare un mauvais coup. Et qui dit action de la tour honnie dit réaction de la brave poche de résistance que forme la révolution. Malheureusement, les deux camps ne disposent pas exactement des mêmes forces en présences. Et pour cause.</text:p>
      <text:p text:style-name="Standard"/>
      <text:p text:style-name="Standard">Je ne vais pas vous mentir, j'ai connu meilleure ambiance. Mon regard se pose sur la poignée de volontaires qui a répondu à l'appel. Anamaria a fait ce qu'elle a pu, rameutant tous ses contacts pour qu'ils viennent nous prêter main forte -à croire que le charisme et la force de cohésion coulent dans ses veines-, mais c'est loin d'être suffisant. Je me demande bien ce que nous allons pouvoir faire avec si peu de ressources. Tout en tirant une bouffée de tabac de ma cigarette, j'observe le petit groupe qui s'est formé aux alentours de la tour, dans un campement que nous gardons secret -pour le moment-. </text:p>
      <text:p text:style-name="Standard"/>
      <text:p text:style-name="Standard">Le dénommé Dreyarch -l'un des amis d'Anamaria- prend les devants. Je tique. Je ne me souviens pas lui avoir octroyé une quelconque autorité. S'ensuit la présentation de Sibyl, une ancienne soldate -voilà qui pourra sûrement s'avérer utile-, avant que ma protégée ne s'avance à son tour pour prendre la scène, tout juste le temps de me présenter. Sous son impulsion, je fais un pas en avant, le tube incandescent brillant faiblement au coin de mes lèvres.</text:p>
      <text:p text:style-name="Standard"/>
      <text:p text:style-name="Standard">&lt;d1&gt;-Je vous ai déjà dit d'abandonner le « monsieur », [i]madame[/i] Anamaria.&lt;/d1&gt; Je tourne mon visage bien plus sérieux qu'à l'accoutumée vers les autres membres de l'expédition. &lt;d1&gt;Je suis le général Tughril. Comme l'ont si bien dit Anamaria et euh... Drache, il s'agit surtout ici de reconnaissance et d'une collecte d'informations. Avant qu'on parle d'un quelconque plan, je veux que vous compreniez bien une chose : on a aucune foutue idée de ce qui se trame dans cette satanée tour. On part à l'aveugle, et ce ne sera sûrement pas un pique-nique. Vous risquez vos vies ici. Et je ne pourrai pas veiller sur tout le monde. Est-ce que tout le monde est au fait?&lt;/d1&gt;</text:p>
      <text:p text:style-name="P1">A peine ai-je le temps de me présenter -et de tenter d'établir mon autorité- qu'un homme entre dans la pièce et réclame ma présence dehors. J'hésite un instant, posant mon regard sur la troupe rassemblée sous mes yeux. Je ne connais pas la plupart d'entre eux, ce qui veut dire que je fais pas confiance à la plupart d'entre eux. Heureusement, Ana semble se porter garante pour ses invités. Ce qui ne veut pas dire que nous sommes à l'abri. Après tout, le principe d'une trahison est la confiance.</text:p>
      <text:p text:style-name="Standard"/>
      <text:p text:style-name="Standard">Mais nous aurons le temps d'en avoir le cœur net.</text:p>
      <text:p text:style-name="Standard"/>
      <text:p text:style-name="Standard">Alors que nous suivons le messager jusqu'à l'extérieur, celui-ci nous explique rapidement la situation. Mon visage se tend. Une zone frêle ? Est-ce là un point faible ou bien un piège grossier ? Je tire une nouvelle bouffée de cigarette tout en commençant à me gratter l'arrière de la tête. D'un côté, nous sommes là pour découvrir ce qu'il se trame à la tour. D'un autre, plonger tête baissée dans une excavation puant visiblement la magie avec une bande d'inconnus ne m'enchante guère. Une nouvelle arrivante du groupe, que je n'avais pas encore aperçue, dissimulée qu'elle était derrière un rocher, suggère que nous nous lancions à l'assaut.</text:p>
      <text:p text:style-name="Standard"/>
      <text:p text:style-name="Standard">La décision pourrait s'avérer lourde de conséquences. Et, s'il semblerait que mon rôle de leader ait été admis, je n'ai toujours pas eu le temps de jauger les troupes. Et je crois que certains voudraient donner leur avis. Je me tourne vers les volontaires, un air toujours grave -et qui me fatigue déjà- sur le visage. J'ai ma petite idée sur la marche à suivre, mais je ne suis pas en présence de mes subordonnés. Je veux entendre ce qu'ils ont à dire.</text:p>
      <text:p text:style-name="Standard"/>
      <text:p text:style-name="Standard">&lt;d1&gt;-Bien. Qui est en faveur de « plonger » ?&lt;/d1&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7T23:12:54.45</meta:creation-date>
    <dc:date>2023-12-02T22:50:15.75</dc:date>
    <meta:editing-duration>PT1H10M36S</meta:editing-duration>
    <meta:editing-cycles>213</meta:editing-cycles>
    <meta:generator>OpenOffice/4.1.13$Win32 OpenOffice.org_project/4113m1$Build-9810</meta:generator>
    <meta:document-statistic meta:table-count="0" meta:image-count="0" meta:object-count="0" meta:page-count="2" meta:paragraph-count="9" meta:word-count="685" meta:character-count="3927"/>
  </office:meta>
</office:document-meta>
</file>